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50C72E5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94bd5e" draw:textarea-horizontal-align="center" draw:textarea-vertical-align="middle"/>
    </style:style>
    <style:style style:name="gr4" style:family="graphic" style:parent-style-name="standard">
      <style:graphic-properties draw:fill="solid" draw:fill-color="#b84700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slides-phpday2010-v2-title">
      <style:graphic-properties draw:auto-grow-height="true" fo:min-height="3.001cm"/>
    </style:style>
    <style:style style:name="pr2" style:family="presentation" style:parent-style-name="slides-phpday2010-v2-subtitle">
      <style:graphic-properties draw:fill-color="#ffffff" fo:min-height="5.148cm"/>
    </style:style>
    <style:style style:name="pr3" style:family="presentation" style:parent-style-name="slides-phpday2010-v2-notes">
      <style:graphic-properties draw:fill-color="#ffffff" draw:auto-grow-height="true" fo:min-height="13.365cm"/>
    </style:style>
    <style:style style:name="pr4" style:family="presentation" style:parent-style-name="slides-phpday2010-v2-title">
      <style:graphic-properties fo:min-height="2.75cm"/>
    </style:style>
    <style:style style:name="pr5" style:family="presentation" style:parent-style-name="slides-phpday2010-v2-outline1">
      <style:graphic-properties fo:min-height="15.023cm"/>
    </style:style>
    <style:style style:name="pr6" style:family="presentation" style:parent-style-name="slides-phpday2010-v2-notes">
      <style:graphic-properties draw:fill-color="#ffffff" fo:min-height="13.114cm"/>
    </style:style>
    <style:style style:name="P1" style:family="paragraph">
      <style:text-properties fo:color="#000000" fo:font-size="80pt" style:font-size-asian="80pt" style:font-size-complex="8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80" fo:font-size="26pt" style:font-size-asian="26pt" style:font-size-complex="2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text-properties fo:color="#000000" fo:font-size="96pt" style:font-size-asian="96pt" style:font-size-complex="96pt"/>
    </style:style>
    <style:style style:name="P6" style:family="paragraph">
      <style:text-properties fo:font-size="20pt"/>
    </style:style>
    <style:style style:name="P7" style:family="paragraph">
      <style:text-properties fo:font-size="40pt" style:font-size-asian="40pt" style:font-size-complex="40pt"/>
    </style:style>
    <style:style style:name="T1" style:family="text">
      <style:text-properties fo:color="#000000" fo:font-size="80pt" style:font-size-asian="80pt" style:font-size-complex="8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80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color="#000000" fo:font-size="96pt" style:font-size-asian="96pt" style:font-size-complex="96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s-phpday2010-v2" presentation:presentation-page-layout-name="AL1T0">
        <office:forms form:automatic-focus="false" form:apply-design-mode="false"/>
        <draw:frame presentation:style-name="pr1" draw:text-style-name="P1" draw:layer="layout" svg:width="27cm" svg:height="3.155cm" svg:x="0.5cm" svg:y="8.523cm" presentation:class="title" presentation:user-transformed="true">
          <draw:text-box>
            <text:p><text:span text:style-name="T1">Practical ORMs</text:span></text:p>
          </draw:text-box>
        </draw:frame>
        <draw:frame presentation:style-name="pr2" draw:layer="layout" svg:width="27cm" svg:height="5.148cm" svg:x="0.5cm" svg:y="13.5cm" presentation:class="subtitle" presentation:user-transformed="true">
          <draw:text-box>
            <text:p>Juozas “Joe” Kaziukėnas</text:p>
            <text:p><text:a xlink:href="http://www.juokaz.com/">www.juokaz.com</text:a> / <text:a xlink:href="mailto:juozas@juokaz.com">juozas@juokaz.com</text:a> / @juoka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Who am I?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<text:span text:style-name="T2">Juozas Kaziukėnas</text:span></text:p>
              </text:list-item>
              <text:list-item>
                <text:p><text:span text:style-name="T3">British people call me Joe</text:span></text:p>
              </text:list-item>
              <text:list-item>
                <text:p>Lithuanian, now lives in Edinburgh, UK</text:p>
              </text:list-item>
              <text:list-item>
                <text:p>Studying at University of Edinburgh</text:p>
              </text:list-item>
              <text:list-item>
                <text:p>Codes for 4c, inc. and UAB “Barzda”</text:p>
              </text:list-item>
              <text:list-item>
                <text:p>Contributes to Zend Framework and Doctr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How it will work</text:p>
          </draw:text-box>
        </draw:frame>
        <draw:frame presentation:style-name="pr5" draw:layer="layout" svg:width="27cm" svg:height="15.023cm" svg:x="0.5cm" svg:y="3.477cm" presentation:class="outline" presentation:user-transformed="true">
          <draw:text-box>
            <text:list text:style-name="L2">
              <text:list-item>
                <text:p>Three parts</text:p>
                <text:list>
                  <text:list-item>
                    <text:p>Introduction and theory</text:p>
                  </text:list-item>
                  <text:list-item>
                    <text:p>Examples</text:p>
                  </text:list-item>
                  <text:list-item>
                    <text:p>Lets write an application</text:p>
                  </text:list-item>
                </text:list>
              </text:list-item>
              <text:list-item>
                <text:p>Ask question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ORM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Object relational mapping</text:p>
              </text:list-item>
              <text:list-item>
                <text:p>What it is? (mapping relations)</text:p>
              </text:list-item>
              <text:list-item>
                <text:p>OOP coding from the beggining</text:p>
              </text:list-item>
              <text:list-item>
                <text:p>Database</text:p>
              </text:list-item>
              <text:list-item>
                <text:p>Functionality</text:p>
              </text:list-item>
              <text:list-item>
                <text:p>Features</text:p>
              </text:list-item>
              <text:list-item>
                <text:p>Implications</text:p>
              </text:list-item>
              <text:list-item>
                <text:p>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s-phpday2010-v2" presentation:presentation-page-layout-name="AL3T2">
        <office:forms form:automatic-focus="false" form:apply-design-mode="false"/>
        <draw:frame presentation:style-name="pr1" draw:layer="layout" svg:width="27cm" svg:height="3.001cm" svg:x="0.5cm" svg:y="0cm" presentation:class="title">
          <draw:text-box>
            <text:p>Relational</text:p>
          </draw:text-box>
        </draw:frame>
        <draw:rect draw:style-name="gr2" draw:text-style-name="P2" draw:layer="layout" svg:width="5.269cm" svg:height="5.4cm" svg:x="2cm" svg:y="4.5cm">
          <text:p text:style-name="P2"><text:span text:style-name="T4">User</text:span></text:p>
        </draw:rect>
        <draw:rect draw:style-name="gr3" draw:text-style-name="P3" draw:layer="layout" svg:width="5.853cm" svg:height="6.075cm" svg:x="11.366cm" svg:y="11.925cm">
          <text:p text:style-name="P2"><text:span text:style-name="T5">Group</text:span></text:p>
        </draw:rect>
        <draw:rect draw:style-name="gr4" draw:text-style-name="P4" draw:layer="layout" svg:width="6.439cm" svg:height="6.75cm" svg:x="19.561cm" svg:y="5.175cm">
          <text:p text:style-name="P2"><text:span text:style-name="T4">Photos</text:span></text:p>
        </draw:rect>
        <draw:line draw:style-name="gr5" draw:text-style-name="P2" draw:layer="layout" svg:x1="11.365cm" svg:y1="15.3cm" svg:x2="4.341cm" svg:y2="9.9cm">
          <text:p/>
        </draw:line>
        <draw:line draw:style-name="gr5" draw:text-style-name="P2" draw:layer="layout" svg:x1="7.268cm" svg:y1="7.2cm" svg:x2="19.561cm" svg:y2="8.5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s-phpday2010-v2" presentation:presentation-page-layout-name="AL2T1">
        <office:forms form:automatic-focus="false" form:apply-design-mode="false"/>
        <draw:frame presentation:style-name="pr1" draw:layer="layout" svg:width="27cm" svg:height="3.001cm" svg:x="0.5cm" svg:y="0cm" presentation:class="title">
          <draw:text-box>
            <text:p>Models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Properties - data</text:p>
              </text:list-item>
              <text:list-item>
                <text:p>Behaviour</text:p>
              </text:list-item>
              <text:list-item>
                <text:p>Business logic</text:p>
              </text:list-item>
              <text:list-item>
                <text:p>Application layer</text:p>
                <text:list>
                  <text:list-item>
                    <text:p>M from MV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Relations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Types</text:p>
                <text:list>
                  <text:list-item>
                    <text:p>One-to-one</text:p>
                  </text:list-item>
                  <text:list-item>
                    <text:p>Many-to-one</text:p>
                  </text:list-item>
                  <text:list-item>
                    <text:p>Many-to-many</text:p>
                  </text:list-item>
                </text:list>
              </text:list-item>
              <text:list-item>
                <text:p>OOP sty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 presentation:user-transformed="true">
          <draw:text-box>
            <text:p>Querying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Different</text:p>
              </text:list-item>
              <text:list-item>
                <text:p>DQL in Doctrine</text:p>
              </text:list-item>
              <text:list-item>
                <text:p>Complicated underlying code</text:p>
              </text:list-item>
              <text:list-item>
                <text:p>Working with models, not tables</text:p>
                <text:list>
                  <text:list-item>
                    <text:p><text:span text:style-name="T6">SELECT * FROM Model_Blog B WHERE B.id = 1</text:span></text:p>
                  </text:list-item>
                </text:list>
              </text:list-item>
              <text:list-item>
                <text:p>Can be difficult to implement complicated log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Performance issues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Hydration</text:p>
              </text:list-item>
              <text:list-item>
                <text:p>SQL optimization</text:p>
              </text:list-item>
              <text:list-item>
                <text:p>Memory usage</text:p>
              </text:list-item>
              <text:list-item>
                <text:p>Lots of small classes (model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Other issues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Too many models</text:p>
              </text:list-item>
              <text:list-item>
                <text:p>Hard to partition application</text:p>
              </text:list-item>
              <text:list-item>
                <text:p>Unclear project stru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Any Database<text:tab/>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Works with any database:</text:p>
                <text:list>
                  <text:list-item>
                    <text:p>MySQL, Oracle, Microsoft SQL, Sqlite etc.</text:p>
                  </text:list-item>
                </text:list>
              </text:list-item>
              <text:list-item>
                <text:p>Abstracted access to DB</text:p>
              </text:list-item>
              <text:list-item>
                <text:p>Migrations from X database to Y and back</text:p>
              </text:list-item>
              <text:list-item>
                <text:p>Easier to choose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 presentation:user-transformed="true">
          <draw:text-box>
            <text:p>Migrations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Versioning DB</text:p>
              </text:list-item>
              <text:list-item>
                <text:p>How it works?</text:p>
              </text:list-item>
              <text:list-item>
                <text:p>Why it doesn't work someti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Why do I need all this?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Faster coding</text:p>
              </text:list-item>
              <text:list-item>
                <text:p>More logical data and business layer</text:p>
              </text:list-item>
              <text:list-item>
                <text:p>Standard way to access data</text:p>
              </text:list-item>
              <text:list-item>
                <text:p>Not limited to databases</text:p>
              </text:list-item>
              <text:list-item>
                <text:p>… much mor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s-phpday2010-v2" presentation:presentation-page-layout-name="AL2T1">
        <office:forms form:automatic-focus="false" form:apply-design-mode="false"/>
        <draw:frame presentation:style-name="pr4" draw:layer="layout" svg:width="27cm" svg:height="2.75cm" svg:x="0.5cm" svg:y="0.125cm" presentation:class="title">
          <draw:text-box>
            <text:p>Something more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Implementations</text:p>
                <text:list>
                  <text:list-item>
                    <text:p>Doctrine (and Doctrine 2.0)</text:p>
                  </text:list-item>
                  <text:list-item>
                    <text:p>Propel</text:p>
                  </text:list-item>
                  <text:list-item>
                    <text:p>A few more</text:p>
                  </text:list-item>
                </text:list>
              </text:list-item>
              <text:list-item>
                <text:p>A lot of functionality to make lives easier</text:p>
              </text:list-item>
              <text:list-item>
                <text:p>Used in production toda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s-phpday2010-v2" presentation:presentation-page-layout-name="AL4T19">
        <office:forms form:automatic-focus="false" form:apply-design-mode="false"/>
        <draw:frame presentation:style-name="pr1" draw:text-style-name="P5" draw:layer="layout" svg:width="27cm" svg:height="3.786cm" svg:x="0.5cm" svg:y="8.608cm" presentation:class="title" presentation:user-transformed="true">
          <draw:text-box>
            <text:p><text:span text:style-name="T7">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s-phpday2010-v2" presentation:presentation-page-layout-name="AL2T1">
        <office:forms form:automatic-focus="false" form:apply-design-mode="false"/>
        <draw:frame presentation:style-name="pr1" draw:layer="layout" svg:width="27cm" svg:height="3.001cm" svg:x="0.5cm" svg:y="0cm" presentation:class="title">
          <draw:text-box>
            <text:p>Files</text:p>
          </draw:text-box>
        </draw:frame>
        <draw:frame presentation:style-name="pr5" draw:layer="layout" svg:width="27cm" svg:height="15.023cm" svg:x="0.5cm" svg:y="3.5cm" presentation:class="outline">
          <draw:text-box>
            <text:list text:style-name="L2">
              <text:list-item>
                <text:p>Start with: <text:a xlink:href="http://dev.juokaz.com/examples/workshop.zip">http://dev.juokaz.com/examples/workshop.zip</text:a></text:p>
              </text:list-item>
              <text:list-item>
                <text:p>Need PHP 5.2 installed</text:p>
              </text:list-item>
              <text:list-item>
                <text:p>Need MySQL instal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s-phpday2010-v2" presentation:presentation-page-layout-name="AL4T19">
        <office:forms form:automatic-focus="false" form:apply-design-mode="false"/>
        <draw:frame presentation:style-name="pr1" draw:text-style-name="P5" draw:layer="layout" svg:width="27cm" svg:height="3.786cm" svg:x="0.5cm" svg:y="8.608cm" presentation:class="title" presentation:user-transformed="true">
          <draw:text-box>
            <text:p><text:span text:style-name="T7">Co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s-phpday2010-v2" presentation:presentation-page-layout-name="AL2T1">
        <office:forms form:automatic-focus="false" form:apply-design-mode="false"/>
        <draw:frame presentation:style-name="pr1" draw:layer="layout" svg:width="27cm" svg:height="3.001cm" svg:x="0.5cm" svg:y="0cm" presentation:class="title">
          <draw:text-box>
            <text:p>Thanks!</text:p>
          </draw:text-box>
        </draw:frame>
        <draw:frame presentation:style-name="pr5" draw:text-style-name="P7" draw:layer="layout" svg:width="27cm" svg:height="15.023cm" svg:x="0.5cm" svg:y="3.5cm" presentation:class="outline" presentation:user-transformed="true">
          <draw:text-box>
            <text:list text:style-name="L2">
              <text:list-item>
                <text:p><text:span text:style-name="T8">Any questions?</text:span></text:p>
                <text:list>
                  <text:list-item>
                    <text:p><text:span text:style-name="T8"><text:a xlink:href="mailto:juozas@juokaz.com">juozas@juokaz.com</text:a></text:span></text:p>
                  </text:list-item>
                  <text:list-item>
                    <text:p><text:span text:style-name="T8">Twitter: @juokaz</text:span></text:p>
                  </text:list-item>
                </text:list>
              </text:list-item>
              <text:list-item>
                <text:p><text:span text:style-name="T8">Rate talk at </text:span><text:span text:style-name="T8"><text:a xlink:href="http://joind.in/1444">http://joind.in/1444</text:a></text:span><text:span text:style-name="T8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s-phpday2010-v2-background" style:family="presentation">
      <style:graphic-properties draw:stroke="none" draw:fill="none"/>
      <style:text-properties style:letter-kerning="true"/>
    </style:style>
    <style:style style:name="slides-phpday2010-v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-phpday2010-v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s-phpday2010-v2-outline1" style:family="presentation">
      <style:graphic-properties draw:stroke="none" draw:fill="none">
        <text:list-style style:name="slides-phpday2010-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phpday2010-v2-outline2" style:family="presentation" style:parent-style-name="slides-phpday2010-v2-outline1">
      <style:paragraph-properties fo:margin-top="0cm" fo:margin-bottom="0.4cm"/>
      <style:text-properties fo:font-size="28pt" style:font-size-asian="28pt" style:font-size-complex="28pt"/>
    </style:style>
    <style:style style:name="slides-phpday2010-v2-outline3" style:family="presentation" style:parent-style-name="slides-phpday2010-v2-outline2">
      <style:paragraph-properties fo:margin-top="0cm" fo:margin-bottom="0.3cm"/>
      <style:text-properties fo:font-size="24pt" style:font-size-asian="24pt" style:font-size-complex="24pt"/>
    </style:style>
    <style:style style:name="slides-phpday2010-v2-outline4" style:family="presentation" style:parent-style-name="slides-phpday2010-v2-outline3">
      <style:paragraph-properties fo:margin-top="0cm" fo:margin-bottom="0.2cm"/>
      <style:text-properties fo:font-size="20pt" style:font-size-asian="20pt" style:font-size-complex="20pt"/>
    </style:style>
    <style:style style:name="slides-phpday2010-v2-outline5" style:family="presentation" style:parent-style-name="slides-phpday2010-v2-outline4">
      <style:paragraph-properties fo:margin-top="0cm" fo:margin-bottom="0.1cm"/>
      <style:text-properties fo:font-size="20pt" style:font-size-asian="20pt" style:font-size-complex="20pt"/>
    </style:style>
    <style:style style:name="slides-phpday2010-v2-outline6" style:family="presentation" style:parent-style-name="slides-phpday2010-v2-outline5">
      <style:paragraph-properties fo:margin-top="0cm" fo:margin-bottom="0.1cm"/>
      <style:text-properties fo:font-size="20pt" style:font-size-asian="20pt" style:font-size-complex="20pt"/>
    </style:style>
    <style:style style:name="slides-phpday2010-v2-outline7" style:family="presentation" style:parent-style-name="slides-phpday2010-v2-outline6">
      <style:paragraph-properties fo:margin-top="0cm" fo:margin-bottom="0.1cm"/>
      <style:text-properties fo:font-size="20pt" style:font-size-asian="20pt" style:font-size-complex="20pt"/>
    </style:style>
    <style:style style:name="slides-phpday2010-v2-outline8" style:family="presentation" style:parent-style-name="slides-phpday2010-v2-outline7">
      <style:paragraph-properties fo:margin-top="0cm" fo:margin-bottom="0.1cm"/>
      <style:text-properties fo:font-size="20pt" style:font-size-asian="20pt" style:font-size-complex="20pt"/>
    </style:style>
    <style:style style:name="slides-phpday2010-v2-outline9" style:family="presentation" style:parent-style-name="slides-phpday2010-v2-outline8">
      <style:paragraph-properties fo:margin-top="0cm" fo:margin-bottom="0.1cm"/>
      <style:text-properties fo:font-size="20pt" style:font-size-asian="20pt" style:font-size-complex="20pt"/>
    </style:style>
    <style:style style:name="slides-phpday2010-v2-subtitle" style:family="presentation">
      <style:graphic-properties draw:stroke="none" draw:fill="none" draw:textarea-vertical-align="middle">
        <text:list-style style:name="slides-phpday2010-v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s-phpday2010-v2-title" style:family="presentation">
      <style:graphic-properties draw:stroke="none" svg:stroke-color="#ffffff" draw:fill="none" draw:textarea-vertical-align="middle">
        <text:list-style style:name="slides-phpday2010-v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letter-kerning="true" style:font-family-asian="'Lucida Sans Unicode'" style:font-family-generic-asian="system" style:font-pitch-asian="variable" style:font-size-asian="48pt" style:font-style-asian="normal" style:font-weight-asian="bold" style:font-family-complex="Tahoma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s-phpday2010-v2-backgroundobjects">
      <style:graphic-properties draw:stroke="none" draw:fill="none" draw:fill-color="#ffffff" draw:auto-grow-height="false" fo:min-height="1.449cm"/>
    </style:style>
    <style:style style:name="Mpr2" style:family="presentation" style:parent-style-name="slides-phpday2010-v2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s-phpday2010-v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s-phpday2010-v2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cm" svg:y="0cm">
        <draw:image xlink:href="Pictures/10000000000004000000030050C72E5A.png" xlink:type="simple" xlink:show="embed" xlink:actuate="onLoad">
          <text:p/>
        </draw:image>
      </draw:frame>
      <draw:frame presentation:style-name="slides-phpday2010-v2-title" draw:layer="backgroundobjects" svg:width="27cm" svg:height="3cm" svg:x="0.5cm" svg:y="0cm" presentation:class="title" presentation:placeholder="true">
        <draw:text-box/>
      </draw:frame>
      <draw:frame presentation:style-name="slides-phpday2010-v2-outline1" draw:layer="backgroundobjects" svg:width="27cm" svg:height="15.273cm" svg:x="0.5cm" svg:y="3.5cm" presentation:class="outline" presentation:placeholder="true">
        <draw:text-box/>
      </draw:frame>
      <draw:frame presentation:style-name="Mpr1" draw:text-style-name="MP1" draw:layer="backgroundobjects" svg:width="7.423cm" svg:height="0.869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1cm" svg:height="0.869cm" svg:x="8.5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7.424cm" svg:height="0.869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lides-phpday2010-v2-title" draw:layer="backgroundobjects" svg:width="14.848cm" svg:height="11.136cm" svg:x="3.075cm" svg:y="2.257cm" presentation:class="page"/>
        <draw:frame presentation:style-name="slides-phpday2010-v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5T02:44:41.85</meta:creation-date>
    <meta:editing-duration>PT12H30M29S</meta:editing-duration>
    <meta:editing-cycles>5</meta:editing-cycles>
    <meta:generator>OpenOffice.org/3.2$Win32 OpenOffice.org_project/320m12$Build-9483</meta:generator>
    <meta:initial-creator>Juozas Kaziukenas</meta:initial-creator>
    <dc:date>2010-05-15T15:15:40.40</dc:date>
    <dc:creator>Juozas Kaziukenas</dc:creator>
    <meta:document-statistic meta:object-count="96"/>
  </office:meta>
</office:document-meta>
</file>